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format2" style:family="table-cell">
      <style:text-properties fo:font-weight="bold"/>
      <style:paragraph-properties fo:text-align="center"/>
    </style:style>
    <style:style style:name="format1" style:family="table-cell">
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SO3A Eventos marcantes da história dos Sistemas Operacionais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format2">
            <text:p>Sobrenome</text:p>
          </table:table-cell>
          <table:table-cell office:value-type="string" table:style-name="format2">
            <text:p>Nome</text:p>
          </table:table-cell>
          <table:table-cell office:value-type="string" table:style-name="format2">
            <text:p>Instituição</text:p>
          </table:table-cell>
          <table:table-cell office:value-type="string" table:style-name="format2">
            <text:p>Departamento</text:p>
          </table:table-cell>
          <table:table-cell office:value-type="string" table:style-name="format2">
            <text:p>Endereço de email</text:p>
          </table:table-cell>
          <table:table-cell office:value-type="string" table:style-name="format2">
            <text:p>Estado</text:p>
          </table:table-cell>
          <table:table-cell office:value-type="string" table:style-name="format2">
            <text:p>Iniciado em</text:p>
          </table:table-cell>
          <table:table-cell office:value-type="string" table:style-name="format2">
            <text:p>Completo</text:p>
          </table:table-cell>
          <table:table-cell office:value-type="string" table:style-name="format2">
            <text:p>Tempo utilizado</text:p>
          </table:table-cell>
          <table:table-cell office:value-type="string" table:style-name="format2">
            <text:p>Avaliar/10,0</text:p>
          </table:table-cell>
          <table:table-cell office:value-type="string" table:style-name="format2">
            <text:p>Q. 1 /10,0</text:p>
          </table:table-cell>
        </table:table-row>
        <table:table-row>
          <table:table-cell office:value-type="string" table:style-name="format1">
            <text:p>Santos</text:p>
          </table:table-cell>
          <table:table-cell office:value-type="string" table:style-name="format1">
            <text:p>Ryan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santos131ryan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6 fevereiro 2019  20:03</text:p>
          </table:table-cell>
          <table:table-cell office:value-type="string" table:style-name="format1">
            <text:p>16 fevereiro 2019  20:09</text:p>
          </table:table-cell>
          <table:table-cell office:value-type="string" table:style-name="format1">
            <text:p>5 minutos 56 segundos</text:p>
          </table:table-cell>
          <table:table-cell office:value-type="string" table:style-name="format1">
            <text:p>8,3</text:p>
          </table:table-cell>
          <table:table-cell office:value-type="string" table:style-name="format1">
            <text:p>8,3</text:p>
          </table:table-cell>
        </table:table-row>
        <table:table-row>
          <table:table-cell office:value-type="string" table:style-name="format1">
            <text:p>Hottz</text:p>
          </table:table-cell>
          <table:table-cell office:value-type="string" table:style-name="format1">
            <text:p>Maria Eduarda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mehottz@outlook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6 fevereiro 2019  23:13</text:p>
          </table:table-cell>
          <table:table-cell office:value-type="string" table:style-name="format1">
            <text:p>16 fevereiro 2019  23:14</text:p>
          </table:table-cell>
          <table:table-cell office:value-type="string" table:style-name="format1">
            <text:p>1 hora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bonvini chirigati</text:p>
          </table:table-cell>
          <table:table-cell office:value-type="string" table:style-name="format1">
            <text:p>vinícius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galeraraanastacio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7 fevereiro 2019  12:51</text:p>
          </table:table-cell>
          <table:table-cell office:value-type="string" table:style-name="format1">
            <text:p>17 fevereiro 2019  12:55</text:p>
          </table:table-cell>
          <table:table-cell office:value-type="string" table:style-name="format1">
            <text:p>3 minutos 29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Amaral da Silva</text:p>
          </table:table-cell>
          <table:table-cell office:value-type="string" table:style-name="format1">
            <text:p>Lucas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lucas.as6302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7 fevereiro 2019  13:39</text:p>
          </table:table-cell>
          <table:table-cell office:value-type="string" table:style-name="format1">
            <text:p>17 fevereiro 2019  14:01</text:p>
          </table:table-cell>
          <table:table-cell office:value-type="string" table:style-name="format1">
            <text:p>21 minutos 26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de Schuller Banjar</text:p>
          </table:table-cell>
          <table:table-cell office:value-type="string" table:style-name="format1">
            <text:p>Paulo Roberto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afschuller@yahoo.com.br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7 fevereiro 2019  19:33</text:p>
          </table:table-cell>
          <table:table-cell office:value-type="string" table:style-name="format1">
            <text:p>17 fevereiro 2019  20:26</text:p>
          </table:table-cell>
          <table:table-cell office:value-type="string" table:style-name="format1">
            <text:p>52 minutos 51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Wernech</text:p>
          </table:table-cell>
          <table:table-cell office:value-type="string" table:style-name="format1">
            <text:p>Jeffter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jeffter.verly@hot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8 fevereiro 2019  18:20</text:p>
          </table:table-cell>
          <table:table-cell office:value-type="string" table:style-name="format1">
            <text:p>18 fevereiro 2019  18:25</text:p>
          </table:table-cell>
          <table:table-cell office:value-type="string" table:style-name="format1">
            <text:p>4 minutos 17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Cariello de Freitas</text:p>
          </table:table-cell>
          <table:table-cell office:value-type="string" table:style-name="format1">
            <text:p>Pedro Henrique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phaguia@outlook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9 fevereiro 2019  14:06</text:p>
          </table:table-cell>
          <table:table-cell office:value-type="string" table:style-name="format1">
            <text:p>19 fevereiro 2019  14:11</text:p>
          </table:table-cell>
          <table:table-cell office:value-type="string" table:style-name="format1">
            <text:p>5 minutos 13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Henringer Ouverney</text:p>
          </table:table-cell>
          <table:table-cell office:value-type="string" table:style-name="format1">
            <text:p>Douglas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douglasheringerouverney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9 fevereiro 2019  14:10</text:p>
          </table:table-cell>
          <table:table-cell office:value-type="string" table:style-name="format1">
            <text:p>19 fevereiro 2019  14:14</text:p>
          </table:table-cell>
          <table:table-cell office:value-type="string" table:style-name="format1">
            <text:p>4 minutos 2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Alves Teixeira</text:p>
          </table:table-cell>
          <table:table-cell office:value-type="string" table:style-name="format1">
            <text:p>Camila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camilaalvesteixeira7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0 fevereiro 2019  22:07</text:p>
          </table:table-cell>
          <table:table-cell office:value-type="string" table:style-name="format1">
            <text:p>20 fevereiro 2019  22:28</text:p>
          </table:table-cell>
          <table:table-cell office:value-type="string" table:style-name="format1">
            <text:p>20 minutos 26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Stutz</text:p>
          </table:table-cell>
          <table:table-cell office:value-type="string" table:style-name="format1">
            <text:p>Julia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juliafiasca2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1 fevereiro 2019  16:09</text:p>
          </table:table-cell>
          <table:table-cell office:value-type="string" table:style-name="format1">
            <text:p>21 fevereiro 2019  16:13</text:p>
          </table:table-cell>
          <table:table-cell office:value-type="string" table:style-name="format1">
            <text:p>4 minutos 3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de Sá Oliveira</text:p>
          </table:table-cell>
          <table:table-cell office:value-type="string" table:style-name="format1">
            <text:p>Dalyssa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dalyssasali15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1 fevereiro 2019  16:09</text:p>
          </table:table-cell>
          <table:table-cell office:value-type="string" table:style-name="format1">
            <text:p>21 fevereiro 2019  16:25</text:p>
          </table:table-cell>
          <table:table-cell office:value-type="string" table:style-name="format1">
            <text:p>15 minutos 20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Martins Gama</text:p>
          </table:table-cell>
          <table:table-cell office:value-type="string" table:style-name="format1">
            <text:p>Isabela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isabelamgama@hot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1 fevereiro 2019  16:11</text:p>
          </table:table-cell>
          <table:table-cell office:value-type="string" table:style-name="format1">
            <text:p>21 fevereiro 2019  16:18</text:p>
          </table:table-cell>
          <table:table-cell office:value-type="string" table:style-name="format1">
            <text:p>6 minutos 13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Leal Eller</text:p>
          </table:table-cell>
          <table:table-cell office:value-type="string" table:style-name="format1">
            <text:p>Manoela Barroso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ellermanoela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1 fevereiro 2019  16:12</text:p>
          </table:table-cell>
          <table:table-cell office:value-type="string" table:style-name="format1">
            <text:p>21 fevereiro 2019  16:20</text:p>
          </table:table-cell>
          <table:table-cell office:value-type="string" table:style-name="format1">
            <text:p>8 minutos 26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corguinha</text:p>
          </table:table-cell>
          <table:table-cell office:value-type="string" table:style-name="format1">
            <text:p>arthur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tutucumachado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1 fevereiro 2019  16:13</text:p>
          </table:table-cell>
          <table:table-cell office:value-type="string" table:style-name="format1">
            <text:p>21 fevereiro 2019  16:15</text:p>
          </table:table-cell>
          <table:table-cell office:value-type="string" table:style-name="format1">
            <text:p>1 minuto 42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Pacheco</text:p>
          </table:table-cell>
          <table:table-cell office:value-type="string" table:style-name="format1">
            <text:p>Helena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helenapachecopbds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1 fevereiro 2019  16:14</text:p>
          </table:table-cell>
          <table:table-cell office:value-type="string" table:style-name="format1">
            <text:p>21 fevereiro 2019  16:16</text:p>
          </table:table-cell>
          <table:table-cell office:value-type="string" table:style-name="format1">
            <text:p>1 minuto 59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Costa</text:p>
          </table:table-cell>
          <table:table-cell office:value-type="string" table:style-name="format1">
            <text:p>Lucas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lukecostasl@yahoo.com.br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1 fevereiro 2019  16:14</text:p>
          </table:table-cell>
          <table:table-cell office:value-type="string" table:style-name="format1">
            <text:p>21 fevereiro 2019  16:19</text:p>
          </table:table-cell>
          <table:table-cell office:value-type="string" table:style-name="format1">
            <text:p>4 minutos 41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martins</text:p>
          </table:table-cell>
          <table:table-cell office:value-type="string" table:style-name="format1">
            <text:p>beatriz 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beatrizmartins910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1 fevereiro 2019  16:17</text:p>
          </table:table-cell>
          <table:table-cell office:value-type="string" table:style-name="format1">
            <text:p>21 fevereiro 2019  16:18</text:p>
          </table:table-cell>
          <table:table-cell office:value-type="string" table:style-name="format1">
            <text:p>1 minuto 45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Costa</text:p>
          </table:table-cell>
          <table:table-cell office:value-type="string" table:style-name="format1">
            <text:p>Felipe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cadete911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1 fevereiro 2019  16:19</text:p>
          </table:table-cell>
          <table:table-cell office:value-type="string" table:style-name="format1">
            <text:p>21 fevereiro 2019  16:28</text:p>
          </table:table-cell>
          <table:table-cell office:value-type="string" table:style-name="format1">
            <text:p>8 minutos 41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Chermont</text:p>
          </table:table-cell>
          <table:table-cell office:value-type="string" table:style-name="format1">
            <text:p>Sávio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crazygamecw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1 fevereiro 2019  16:19</text:p>
          </table:table-cell>
          <table:table-cell office:value-type="string" table:style-name="format1">
            <text:p>21 fevereiro 2019  16:23</text:p>
          </table:table-cell>
          <table:table-cell office:value-type="string" table:style-name="format1">
            <text:p>3 minutos 28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Andrade</text:p>
          </table:table-cell>
          <table:table-cell office:value-type="string" table:style-name="format1">
            <text:p>Brennda 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brenndacostaandrade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1 fevereiro 2019  16:23</text:p>
          </table:table-cell>
          <table:table-cell office:value-type="string" table:style-name="format1">
            <text:p>21 fevereiro 2019  16:28</text:p>
          </table:table-cell>
          <table:table-cell office:value-type="string" table:style-name="format1">
            <text:p>4 minutos 48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Silva</text:p>
          </table:table-cell>
          <table:table-cell office:value-type="string" table:style-name="format1">
            <text:p>Ana Jú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anaaju2002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1 fevereiro 2019  16:31</text:p>
          </table:table-cell>
          <table:table-cell office:value-type="string" table:style-name="format1">
            <text:p>21 fevereiro 2019  16:33</text:p>
          </table:table-cell>
          <table:table-cell office:value-type="string" table:style-name="format1">
            <text:p>2 minut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da silva </text:p>
          </table:table-cell>
          <table:table-cell office:value-type="string" table:style-name="format1">
            <text:p>pedro henrique 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paulojaldeir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1 fevereiro 2019  18:52</text:p>
          </table:table-cell>
          <table:table-cell office:value-type="string" table:style-name="format1">
            <text:p>21 fevereiro 2019  18:56</text:p>
          </table:table-cell>
          <table:table-cell office:value-type="string" table:style-name="format1">
            <text:p>3 minutos 32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Wendling Heidenfelder</text:p>
          </table:table-cell>
          <table:table-cell office:value-type="string" table:style-name="format1">
            <text:p>Henrique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henriqueheidenfelder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1 fevereiro 2019  20:57</text:p>
          </table:table-cell>
          <table:table-cell office:value-type="string" table:style-name="format1">
            <text:p>21 fevereiro 2019  21:25</text:p>
          </table:table-cell>
          <table:table-cell office:value-type="string" table:style-name="format1">
            <text:p>27 minutos 38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Martinez</text:p>
          </table:table-cell>
          <table:table-cell office:value-type="string" table:style-name="format1">
            <text:p>Pedro Henrique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pedrohenrique15martinez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1 fevereiro 2019  21:15</text:p>
          </table:table-cell>
          <table:table-cell office:value-type="string" table:style-name="format1">
            <text:p>21 fevereiro 2019  21:19</text:p>
          </table:table-cell>
          <table:table-cell office:value-type="string" table:style-name="format1">
            <text:p>4 minutos 34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da Silva</text:p>
          </table:table-cell>
          <table:table-cell office:value-type="string" table:style-name="format1">
            <text:p>Luiz Felipe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luizfelipedasilva678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1 fevereiro 2019  21:19</text:p>
          </table:table-cell>
          <table:table-cell office:value-type="string" table:style-name="format1">
            <text:p>21 fevereiro 2019  21:23</text:p>
          </table:table-cell>
          <table:table-cell office:value-type="string" table:style-name="format1">
            <text:p>3 minutos 18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Busquet</text:p>
          </table:table-cell>
          <table:table-cell office:value-type="string" table:style-name="format1">
            <text:p>Arthur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nandabusquet@yahoo.com.br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1 fevereiro 2019  22:33</text:p>
          </table:table-cell>
          <table:table-cell office:value-type="string" table:style-name="format1">
            <text:p>21 fevereiro 2019  22:56</text:p>
          </table:table-cell>
          <table:table-cell office:value-type="string" table:style-name="format1">
            <text:p>22 minutos 59 segundos</text:p>
          </table:table-cell>
          <table:table-cell office:value-type="string" table:style-name="format1">
            <text:p>8,3</text:p>
          </table:table-cell>
          <table:table-cell office:value-type="string" table:style-name="format1">
            <text:p>8,3</text:p>
          </table:table-cell>
        </table:table-row>
        <table:table-row>
          <table:table-cell office:value-type="string" table:style-name="format1">
            <text:p>Gil</text:p>
          </table:table-cell>
          <table:table-cell office:value-type="string" table:style-name="format1">
            <text:p>João Gabriel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joaogabrielgil02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2 fevereiro 2019  01:41</text:p>
          </table:table-cell>
          <table:table-cell office:value-type="string" table:style-name="format1">
            <text:p>22 fevereiro 2019  01:43</text:p>
          </table:table-cell>
          <table:table-cell office:value-type="string" table:style-name="format1">
            <text:p>2 minutos 24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format1">
            <text:p>Média geral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9,9</text:p>
          </table:table-cell>
          <table:table-cell office:value-type="string" table:style-name="format1">
            <text:p>9,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2.9.2+ (Build: 20151002)</meta:generator>
    <meta:initial-creator>Bruno Policarpo</meta:initial-creator>
    <meta:creation-date>2019-04-30T22:43:45</meta:creation-date>
    <meta:document-statistic meta:table-count="1" meta:cell-count="0" meta:object-count="0"/>
  </office:meta>
</office:document-meta>
</file>